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monospace1" svg:font-family="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14ec"/>
    </style:style>
    <style:style style:name="P2" style:family="paragraph" style:parent-style-name="Standard">
      <style:text-properties officeooo:rsid="0029bcec" officeooo:paragraph-rsid="0029bce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25/08/2020</text:p>
      <text:p text:style-name="P2">Les .xml</text:p>
      <text:p text:style-name="P2">JPEG.xml :Vérfication de tous les valeurs sont positive c’est 25.32, durée de verification de deadlock trop longue, duree de verification de e5&lt;=768 trop longue aussi. <text:s/>c’est due <text:s/>aux rates (p, q) eleves des arcs</text:p>
      <text:p text:style-name="P2">JPEG_noConcurr : fixation des autoconcurrences et maxstages <text:s/>à 1. En esperant avoir un temps plus <text:s/>petit . Simulations non faites et j’ai passé au design Sobel car les durée sont grandes mais le poids de arcs est peti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monospace1" svg:font-family="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0:48:45.818555019</meta:creation-date>
    <dc:date>2020-08-26T14:52:45.725292376</dc:date>
    <meta:editing-duration>P1DT9H2M8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75" meta:character-count="449" meta:non-whitespace-character-count="374"/>
  </office:meta>
</office:document-meta>
</file>